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55.455738mm" fo:page-width="110.96842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babfbb" draw:opacity="100.0%" draw:stroke="solid" svg:stroke-color="#000000" draw:stroke-linejoin="miter" svg:stroke-opacity="100.0%" svg:stroke-width="0.13229166mm"/>
    </style:style>
    <style:style style:family="graphic" style:name="style-3">
      <style:graphic-properties draw:fill="solid" draw:fill-color="#9ea095" draw:opacity="100.0%" draw:stroke="solid" svg:stroke-color="#000000" draw:stroke-linejoin="miter" svg:stroke-opacity="100.0%" svg:stroke-width="0.10583333mm"/>
    </style:style>
    <style:style style:family="graphic" style:name="style-4">
      <style:graphic-properties draw:fill="solid" draw:fill-color="#050600" draw:opacity="100.0%" draw:opacity-name="gradient-1" draw:stroke="solid" svg:stroke-color="#f2f2f2" draw:stroke-linejoin="round" svg:stroke-opacity="100.0%" svg:stroke-width="0.10583333mm"/>
    </style:style>
    <style:style style:family="graphic" style:name="style-5">
      <style:graphic-properties draw:fill="solid" draw:fill-color="#133695" draw:opacity="100.0%" draw:opacity-name="gradient-2" draw:stroke="solid" svg:stroke-color="#000000" draw:stroke-linejoin="miter" svg:stroke-opacity="100.0%" svg:stroke-width="0.26458332mm"/>
    </style:style>
    <style:style style:family="graphic" style:name="style-6">
      <style:graphic-properties draw:fill="solid" draw:fill-color="#ffffff" draw:opacity="100.0%" draw:stroke="solid" svg:stroke-color="#000000" draw:stroke-linejoin="miter" svg:stroke-opacity="100.0%" svg:stroke-width="0.26458332mm"/>
    </style:style>
    <style:style style:family="graphic" style:name="style-7">
      <style:graphic-properties draw:fill="solid" draw:fill-color="#1b3f95" draw:opacity="100.0%" draw:opacity-name="gradient-3" draw:stroke="solid" svg:stroke-color="#000000" draw:stroke-linejoin="miter" svg:stroke-opacity="100.0%" svg:stroke-width="0.26458332mm"/>
    </style:style>
    <style:style style:family="graphic" style:name="style-8">
      <style:graphic-properties draw:fill="solid" draw:fill-color="#ffffff" draw:opacity="100.0%" draw:stroke="solid" svg:stroke-color="#000000" draw:stroke-linejoin="miter" svg:stroke-opacity="100.0%" svg:stroke-width="0.26458332mm"/>
    </style:style>
  </office:automatic-styles>
  <office:body>
    <office:drawing>
      <draw:page draw:master-page-name="Default" draw:name="page1" draw:style-name="DP1">
        <draw:g draw:id="svg2095">
          <draw:g draw:id="layer1">
            <draw:g draw:id="g3731">
              <draw:path svg:d="M 6735.192 2539.06 L 6935.6436 1857.5238 L 6668.374 1643.7078 L 6414.4683 1416.5293 L 6120.4717 1202.7131 L 5813.1123 1069.0779 L 4891.0317 748.3546 L 3982.3157 574.62976 L 3394.3228 467.72174 L 2031.2483 253.90648 L 855.2627 106.908035 L 53.454018 0.0 L 0.0 160.36246 L 253.90608 280.63287 L 1189.3496 534.53937 L 1897.6138 721.62823 L 2472.2432 868.6267 L 3474.5034 1135.8955 L 4490.128 1376.438 L 5158.302 1590.2542 L 5519.115 1723.8885 L 5920.0195 1964.431 L 6401.1055 2271.791 L 6735.192 2539.06 z" svg:height="25.3906mm" draw:style-name="style-2" svg:viewBox="0.0 0.0 6935.6436 2539.06" svg:width="69.35644mm" svg:x="2.7256045mm" svg:y="15.500297mm"/>
              <draw:path svg:d="M 7096.006 0.0 L 7309.8213 694.901 L 7096.006 801.8082 L 6962.3706 935.4435 L 6721.828 1162.622 L 6347.6504 1403.1644 L 5893.2925 1670.4341 L 5358.7534 1844.1598 C 5358.7534 1844.1598 4850.941 1991.1582 4770.7603 2004.5215 C 4690.58 2017.8846 3755.1367 2178.2463 3755.1367 2178.2463 L 2485.606 2405.4255 L 440.99454 2726.149 L 53.453613 2766.24 L 0.0 2605.8784 L 574.6294 2445.5151 L 1697.1614 2124.7927 L 3233.9607 1697.1614 L 4423.3105 1349.7108 L 4971.2134 1175.986 L 5559.2056 988.8971 L 5946.746 815.17224 L 6294.197 601.3562 L 6842.0996 253.90567 L 7096.006 0.0 z" svg:height="27.662401mm" draw:style-name="style-3" svg:viewBox="0.0 0.0 7309.8213 2766.24" svg:width="73.09821mm" svg:x="0.052911818mm" svg:y="11.758528mm"/>
              <draw:path svg:d="M 360.8145 187.08887 C 360.8145 290.41507 280.04346 374.17773 180.40726 374.17773 C 80.771065 374.17773 0.0 290.41507 0.0 187.08887 C 0.0 83.76265 80.771065 0.0 180.40726 0.0 C 280.04346 0.0 360.8145 83.76265 360.8145 187.08887 z" svg:height="3.7417772mm" draw:style-name="style-4" svg:viewBox="0.0 0.0 360.8145 374.17773" svg:width="3.6081452mm" svg:x="49.631405mm" svg:y="24.854733mm"/>
              <draw:path svg:d="M 281.36606 0.0 L 161.09561 146.99763 C 161.09561 146.99763 -12.630042 801.8091 0.73315936 855.26184 C 14.097169 908.7163 121.0052 1109.1676 121.0052 1109.1676 L 561.99976 1456.6189 L 1270.2639 1870.8862 L 2085.4353 2178.2463 L 2726.882 2325.2446 C 2726.882 2325.2446 3261.4214 2311.8816 3314.8757 2311.8816 C 3368.3286 2311.8816 3742.5063 2124.7917 3742.5063 2124.7917 L 4049.8665 1790.7053 L 4143.4106 1336.3468 L 4023.1401 935.4427 L 3595.5078 574.62976 L 3074.3333 414.2665 L 2967.4246 347.4505 L 2820.426 320.7225 L 2700.1555 347.4505 L 1978.5282 200.45206 L 1176.7191 13.363202 L 829.2686 80.180824 L 508.54532 40.090412 L 281.36606 0.0 z" svg:height="23.252447mm" draw:style-name="style-5" svg:viewBox="0.0 0.0 4143.4106 2325.2446" svg:width="41.434105mm" svg:x="69.402016mm" svg:y="32.071014mm"/>
              <draw:path svg:d="M 400.9041 0.0 L 868.62585 66.81763 L 1389.8004 160.36165 L 1924.3398 280.63208 L 2218.3367 360.8129 L 2418.7878 467.72174 L 2525.6968 694.901 L 2539.06 935.4435 L 2418.7878 1202.7124 L 2178.2454 1336.3477 L 1951.0679 1376.4373 L 1750.615 1349.7108 L 1483.3461 1336.3477 L 1269.53 1269.53 L 1002.2611 1216.0756 L 681.537 1095.8052 L 387.54013 975.5331 L 133.63445 801.8082 L 53.453613 694.901 L 0.0 547.9026 L 40.090412 320.7233 L 240.54248 80.180824 L 400.9041 0.0 z" svg:height="13.764372mm" draw:style-name="style-6" svg:viewBox="0.0 0.0 2539.06 1376.4373" svg:width="25.3906mm" svg:x="81.30285mm" svg:y="37.950943mm"/>
              <draw:path svg:d="M 0.0 1256.1667 L 120.27124 1603.6173 L 240.54248 2071.339 L 481.08496 2098.0662 L 975.53394 2084.7021 L 1389.8013 2017.8855 L 1844.1589 1897.6143 L 2311.8816 1817.4326 L 2605.8767 1804.0693 L 2833.0562 1763.979 L 2966.6914 1670.4349 C 2966.6914 1670.4349 3247.325 1590.2542 3300.7778 1576.8901 C 3354.2322 1563.5269 3527.957 1429.8925 3527.957 1429.8925 L 3674.9556 1256.1667 L 3768.4995 935.4435 L 3701.682 654.8106 L 3621.5012 454.35855 L 3447.7764 280.6337 L 3247.325 120.27205 L 2953.3281 40.090412 L 2726.149 0.0 L 2338.608 40.090412 L 1897.6134 93.54484 L 1576.8901 227.17928 L 1162.622 414.26813 C 1162.622 414.26813 841.8987 561.2666 788.44507 587.993 C 734.9906 614.7202 173.72485 988.8971 173.72485 988.8971 L 0.0 1256.1667 z" svg:height="20.980663mm" draw:style-name="style-7" svg:viewBox="0.0 0.0 3768.4995 2098.0662" svg:width="37.684998mm" svg:x="69.14208mm" svg:y="0.13229974mm"/>
              <draw:path svg:d="M 0.0 614.7202 L 0.0 761.7186 L 53.453613 922.0803 L 146.99844 1028.9875 L 253.90567 1135.8955 L 454.35773 1162.6228 L 734.9906 1135.8955 L 1135.8955 1055.7147 L 1523.4365 975.53394 L 1977.795 855.2627 L 2231.7007 748.3546 L 2285.1536 587.993 L 2231.7007 400.9041 L 2111.4287 200.45206 L 1817.4318 66.81763 L 1523.4365 0.0 L 962.1699 53.454422 L 614.7202 173.72566 L 253.90567 360.81372 L 26.727211 467.72174 L 0.0 614.7202 z" svg:height="11.626227mm" draw:style-name="style-8" svg:viewBox="0.0 0.0 2285.1536 1162.6228" svg:width="22.851536mm" svg:x="80.233765mm" svg:y="4.007709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opacity draw:angle="1897" draw:border="0.7865137%" draw:display-name="gradient-1" draw:end="0.0%" draw:name="gradient-1" draw:start="100.0%" draw:style="linear"/>
    <draw:opacity draw:angle="1246" draw:border="38.797714%" draw:display-name="gradient-2" draw:end="0.0%" draw:name="gradient-2" draw:start="100.0%" draw:style="linear"/>
    <draw:opacity draw:angle="954" draw:border="9.919122%" draw:display-name="gradient-3" draw:end="0.0%" draw:name="gradient-3" draw:start="100.0%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55.455738mm" fo:page-width="110.96842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